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8257in" fo:margin-left="-0.0486in" table:align="left" style:writing-mode="lr-tb"/>
    </style:style>
    <style:style style:name="Table1.A" style:family="table-column">
      <style:table-column-properties style:column-width="0.9028in"/>
    </style:style>
    <style:style style:name="Table1.B" style:family="table-column">
      <style:table-column-properties style:column-width="0.1181in"/>
    </style:style>
    <style:style style:name="Table1.D" style:family="table-column">
      <style:table-column-properties style:column-width="2.2597in"/>
    </style:style>
    <style:style style:name="Table1.E" style:family="table-column">
      <style:table-column-properties style:column-width="0.9896in"/>
    </style:style>
    <style:style style:name="Table1.F" style:family="table-column">
      <style:table-column-properties style:column-width="0.1625in"/>
    </style:style>
    <style:style style:name="Table1.G" style:family="table-column">
      <style:table-column-properties style:column-width="0.7181in"/>
    </style:style>
    <style:style style:name="Table1.H" style:family="table-column">
      <style:table-column-properties style:column-width="0.6889in"/>
    </style:style>
    <style:style style:name="Table1.I" style:family="table-column">
      <style:table-column-properties style:column-width="1.0833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E1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1.15" style:family="table-row">
      <style:table-row-properties style:min-row-height="0.1972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3" style:family="paragraph" style:parent-style-name="Standard">
      <style:paragraph-properties style:snap-to-layout-grid="false"/>
      <style:text-properties fo:language="en" fo:country="GB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0.4437in" fo:margin-right="0in" style:snap-to-layout-grid="false"/>
      <style:text-properties fo:language="en" fo:country="GB" fo:font-weight="bold" style:font-weight-asian="bold"/>
    </style:style>
    <style:style style:name="P6" style:family="paragraph" style:parent-style-name="Standard">
      <style:paragraph-properties fo:margin-left="0.5425in" fo:margin-right="0in"/>
      <style:text-properties fo:font-weight="bold" style:font-weight-asian="bold"/>
    </style:style>
    <style:style style:name="P7" style:family="paragraph" style:parent-style-name="Standard">
      <style:text-properties fo:language="en" fo:country="GB"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margin-left="0.2465in" fo:margin-right="0in"/>
    </style:style>
    <style:style style:name="P11" style:family="paragraph" style:parent-style-name="Standard">
      <style:paragraph-properties fo:margin-left="0.6402in" fo:margin-right="0in"/>
      <style:text-properties fo:font-weight="bold" style:font-weight-asian="bold"/>
    </style:style>
    <style:style style:name="P12" style:family="paragraph" style:parent-style-name="Standard">
      <style:paragraph-properties fo:margin-left="0.6402in" fo:margin-right="0in"/>
      <style:text-properties fo:language="en" fo:country="GB" fo:font-weight="bold" style:font-weight-asian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1" draw:name="Frame1" text:anchor-type="char" svg:x="1.9362in" svg:y="0.3181in" svg:width="0.8752in" svg:height="0.2362in" draw:z-index="0"><draw:text-box><text:p text:style-name="P4"><text:database-display text:table-name="" text:table-type="table" text:column-name="Fin_période_en_cours">«Fin_période_en_cours»</text:database-display></text:p></draw:text-box></draw:frame></text:p>
          </table:table-cell>
          <table:table-cell table:style-name="Table1.A1" office:value-type="string">
            <text:p text:style-name="P3"><draw:frame draw:style-name="fr1" draw:name="Frame2" text:anchor-type="char" svg:x="0.5516in" svg:y="0.3181in" svg:width="0.8752in" svg:height="0.2362in" draw:z-index="1"><draw:text-box><text:p text:style-name="P4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/>
            <text:p text:style-name="P6"><text:database-display text:table-name="" text:table-type="table" text:column-name="No_police">«No_police»</text:database-display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4"><text:database-display text:table-name="" text:table-type="table" text:column-name="No_immatriculation">«No_immatriculation»</text:database-display></text:p>
            <text:p text:style-name="P7"/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1"><text:database-display text:table-name="" text:table-type="table" text:column-name="Catégorie_véhicule1">«Catégorie_véhicule1»</text:database-display></text:span><text:span text:style-name="T1"><text:s/>- </text:span><text:span text:style-name="T1"><text:database-display text:table-name="" text:table-type="table" text:column-name="Marque">«Marque»</text:database-display>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1" table:number-rows-spanned="6" table:number-columns-spanned="5" office:value-type="string">
            <text:p text:style-name="P8"/>
            <text:p text:style-name="Standard"><text:span text:style-name="T2"><text:database-display text:table-name="" text:table-type="table" text:column-name="titre">«titre»</text:database-display></text:span><text:span text:style-name="T1"><text:s/></text:span><text:span text:style-name="T2"><text:database-display text:table-name="" text:table-type="table" text:column-name="Nom_prénom_ou_Raison_sociale">«Nom_prénom_ou_Raison_sociale»</text:database-display></text:span></text:p>
            <text:p text:style-name="P9"><text:database-display text:table-name="" text:table-type="table" text:column-name="Numéro_et_voie">«Numéro_et_voie»</text:database-display></text:p>
            <text:p text:style-name="P9"><text:database-display text:table-name="" text:table-type="table" text:column-name="auxiliaire_de_voie">«auxiliaire_de_voie»</text:database-display></text:p>
            <text:p text:style-name="Standard"><text:span text:style-name="T2"><text:database-display text:table-name="" text:table-type="table" text:column-name="code_postal">«code_postal»</text:database-display></text:span><text:span text:style-name="T1"><text:s/></text:span><text:span text:style-name="T2"><text:database-display text:table-name="" text:table-type="table" text:column-name="bureau_distributeur">«bureau_distributeur»</text:database-display>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0"><text:span text:style-name="T2"><text:database-display text:table-name="" text:table-type="table" text:column-name="Début_période_en_cours">«Début_période_en_cours»</text:database-display></text:span><text:span text:style-name="T1"><text:s text:c="7"/></text:span><text:span text:style-name="T1"><text:database-display text:table-name="" text:table-type="table" text:column-name="Fin_période_en_cours">«Fin_période_en_cours»</text:database-display></text:span></text:p>
            <text:p text:style-name="P4"/>
            <text:p text:style-name="P11"/>
            <text:p text:style-name="P11"><text:database-display text:table-name="" text:table-type="table" text:column-name="No_immatriculation">«No_immatriculation»</text:database-display></text:p>
            <text:p text:style-name="P12"/>
            <text:p text:style-name="P11"><text:database-display text:table-name="" text:table-type="table" text:column-name="No_police">«No_police»</text:database-display>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1972in" fo:margin-right="0.1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CLIENTS</dc:creator>
    <dc:date>2006-08-21T15:17:00</dc:date>
    <meta:print-date>2001-11-22T16:12:00</meta:print-date>
    <meta:editing-cycles>104</meta:editing-cycles>
    <meta:editing-duration>PT3H22M</meta:editing-duration>
    <meta:document-statistic meta:table-count="1" meta:image-count="0" meta:object-count="0" meta:page-count="1" meta:paragraph-count="12" meta:word-count="17" meta:character-count="302" meta:non-whitespace-character-count="291"/>
    <meta:generator>LibreOffice/25.8.1.1$Windows_X86_64 LibreOffice_project/54047653041915e595ad4e45cccea684809c77b5</meta:generator>
  </office:meta>
</office:document-meta>
</file>